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number-columns-repeated="1010" table:default-cell-style-name="ce2"/>
        <table:table-row table:style-name="ro3">
          <table:table-cell table:style-name="ce1"/>
          <table:table-cell table:style-name="ce3" office:value-type="string" table:number-columns-spanned="6" table:number-rows-spanned="1">
            <text:p>Tæller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/>
          <table:table-cell table:style-name="ce10"/>
          <table:table-cell table:number-columns-repeated="1001"/>
        </table:table-row>
        <table:table-row table:style-name="ro2">
          <table:table-cell table:style-name="ce1" office:value-type="string">
            <text:p>Dæmpning</text:p>
          </table:table-cell>
          <table:table-cell table:style-name="ce4" office:value-type="string">
            <text:p>2^5 (32)</text:p>
          </table:table-cell>
          <table:table-cell table:style-name="ce1" office:value-type="string">
            <text:p>2^4 (16)</text:p>
          </table:table-cell>
          <table:table-cell table:style-name="ce1" office:value-type="string">
            <text:p>2^3 (8)</text:p>
          </table:table-cell>
          <table:table-cell table:style-name="ce1" office:value-type="string">
            <text:p>2^2 (4)</text:p>
          </table:table-cell>
          <table:table-cell table:style-name="ce1" office:value-type="string">
            <text:p>2^1 (2)</text:p>
          </table:table-cell>
          <table:table-cell table:style-name="ce8" office:value-type="string">
            <text:p>2^0 (1)</text:p>
          </table:table-cell>
          <table:table-cell office:value-type="string">
            <text:p>UP/<text:span text:style-name="T1">DN</text:span></text:p>
          </table:table-cell>
          <table:table-cell table:style-name="ce10" office:value-type="string">
            <text:p>CLK</text:p>
          </table:table-cell>
          <table:table-cell table:number-columns-repeated="1001"/>
        </table:table-row>
        <table:table-row table:style-name="ro2">
          <table:table-cell table:formula="of:=[.G3]*1+[.F3]*2+[.E3]*4+[.D3]*8+[.C3]*16+[.B3]*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formula="of:=[.G4]*1+[.F4]*2+[.E4]*4+[.D4]*8+[.C4]*16+[.B4]*3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]*1+[.F5]*2+[.E5]*4+[.D5]*8+[.C5]*16+[.B5]*32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]*1+[.F6]*2+[.E6]*4+[.D6]*8+[.C6]*16+[.B6]*32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]*1+[.F7]*2+[.E7]*4+[.D7]*8+[.C7]*16+[.B7]*32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]*1+[.F8]*2+[.E8]*4+[.D8]*8+[.C8]*16+[.B8]*32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]*1+[.F9]*2+[.E9]*4+[.D9]*8+[.C9]*16+[.B9]*32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0]*1+[.F10]*2+[.E10]*4+[.D10]*8+[.C10]*16+[.B10]*32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1]*1+[.F11]*2+[.E11]*4+[.D11]*8+[.C11]*16+[.B11]*32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2]*1+[.F12]*2+[.E12]*4+[.D12]*8+[.C12]*16+[.B12]*32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3]*1+[.F13]*2+[.E13]*4+[.D13]*8+[.C13]*16+[.B13]*32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4]*1+[.F14]*2+[.E14]*4+[.D14]*8+[.C14]*16+[.B14]*32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5]*1+[.F15]*2+[.E15]*4+[.D15]*8+[.C15]*16+[.B15]*32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6]*1+[.F16]*2+[.E16]*4+[.D16]*8+[.C16]*16+[.B16]*32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7]*1+[.F17]*2+[.E17]*4+[.D17]*8+[.C17]*16+[.B17]*32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8]*1+[.F18]*2+[.E18]*4+[.D18]*8+[.C18]*16+[.B18]*32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9]*1+[.F19]*2+[.E19]*4+[.D19]*8+[.C19]*16+[.B19]*32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0]*1+[.F20]*2+[.E20]*4+[.D20]*8+[.C20]*16+[.B20]*32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1]*1+[.F21]*2+[.E21]*4+[.D21]*8+[.C21]*16+[.B21]*32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2]*1+[.F22]*2+[.E22]*4+[.D22]*8+[.C22]*16+[.B22]*32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3]*1+[.F23]*2+[.E23]*4+[.D23]*8+[.C23]*16+[.B23]*32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4]*1+[.F24]*2+[.E24]*4+[.D24]*8+[.C24]*16+[.B24]*32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5]*1+[.F25]*2+[.E25]*4+[.D25]*8+[.C25]*16+[.B25]*32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6]*1+[.F26]*2+[.E26]*4+[.D26]*8+[.C26]*16+[.B26]*32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7]*1+[.F27]*2+[.E27]*4+[.D27]*8+[.C27]*16+[.B27]*32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8]*1+[.F28]*2+[.E28]*4+[.D28]*8+[.C28]*16+[.B28]*32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29]*1+[.F29]*2+[.E29]*4+[.D29]*8+[.C29]*16+[.B29]*32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0]*1+[.F30]*2+[.E30]*4+[.D30]*8+[.C30]*16+[.B30]*32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1]*1+[.F31]*2+[.E31]*4+[.D31]*8+[.C31]*16+[.B31]*32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2]*1+[.F32]*2+[.E32]*4+[.D32]*8+[.C32]*16+[.B32]*32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3]*1+[.F33]*2+[.E33]*4+[.D33]*8+[.C33]*16+[.B33]*32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4]*1+[.F34]*2+[.E34]*4+[.D34]*8+[.C34]*16+[.B34]*32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5]*1+[.F35]*2+[.E35]*4+[.D35]*8+[.C35]*16+[.B35]*32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6]*1+[.F36]*2+[.E36]*4+[.D36]*8+[.C36]*16+[.B36]*32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7]*1+[.F37]*2+[.E37]*4+[.D37]*8+[.C37]*16+[.B37]*32" office:value-type="float" office:value="34">
            <text:p>34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8]*1+[.F38]*2+[.E38]*4+[.D38]*8+[.C38]*16+[.B38]*32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39]*1+[.F39]*2+[.E39]*4+[.D39]*8+[.C39]*16+[.B39]*32" office:value-type="float" office:value="36">
            <text:p>36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0]*1+[.F40]*2+[.E40]*4+[.D40]*8+[.C40]*16+[.B40]*32" office:value-type="float" office:value="37">
            <text:p>37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1]*1+[.F41]*2+[.E41]*4+[.D41]*8+[.C41]*16+[.B41]*32"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2]*1+[.F42]*2+[.E42]*4+[.D42]*8+[.C42]*16+[.B42]*32" office:value-type="float" office:value="39">
            <text:p>39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3]*1+[.F43]*2+[.E43]*4+[.D43]*8+[.C43]*16+[.B43]*32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4]*1+[.F44]*2+[.E44]*4+[.D44]*8+[.C44]*16+[.B44]*32" office:value-type="float" office:value="41">
            <text:p>4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5]*1+[.F45]*2+[.E45]*4+[.D45]*8+[.C45]*16+[.B45]*32" office:value-type="float" office:value="42">
            <text:p>42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6]*1+[.F46]*2+[.E46]*4+[.D46]*8+[.C46]*16+[.B46]*32" office:value-type="float" office:value="43">
            <text:p>43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7]*1+[.F47]*2+[.E47]*4+[.D47]*8+[.C47]*16+[.B47]*32" office:value-type="float" office:value="44">
            <text:p>44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8]*1+[.F48]*2+[.E48]*4+[.D48]*8+[.C48]*16+[.B48]*32" office:value-type="float" office:value="45">
            <text:p>45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49]*1+[.F49]*2+[.E49]*4+[.D49]*8+[.C49]*16+[.B49]*32" office:value-type="float" office:value="46">
            <text:p>46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0]*1+[.F50]*2+[.E50]*4+[.D50]*8+[.C50]*16+[.B50]*32" office:value-type="float" office:value="47">
            <text:p>47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1]*1+[.F51]*2+[.E51]*4+[.D51]*8+[.C51]*16+[.B51]*32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2]*1+[.F52]*2+[.E52]*4+[.D52]*8+[.C52]*16+[.B52]*32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3]*1+[.F53]*2+[.E53]*4+[.D53]*8+[.C53]*16+[.B53]*32" office:value-type="float" office:value="50">
            <text:p>5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4]*1+[.F54]*2+[.E54]*4+[.D54]*8+[.C54]*16+[.B54]*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5]*1+[.F55]*2+[.E55]*4+[.D55]*8+[.C55]*16+[.B55]*3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6]*1+[.F56]*2+[.E56]*4+[.D56]*8+[.C56]*16+[.B56]*32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7]*1+[.F57]*2+[.E57]*4+[.D57]*8+[.C57]*16+[.B57]*32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8]*1+[.F58]*2+[.E58]*4+[.D58]*8+[.C58]*16+[.B58]*32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59]*1+[.F59]*2+[.E59]*4+[.D59]*8+[.C59]*16+[.B59]*32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0]*1+[.F60]*2+[.E60]*4+[.D60]*8+[.C60]*16+[.B60]*32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1]*1+[.F61]*2+[.E61]*4+[.D61]*8+[.C61]*16+[.B61]*32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2]*1+[.F62]*2+[.E62]*4+[.D62]*8+[.C62]*16+[.B62]*32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3]*1+[.F63]*2+[.E63]*4+[.D63]*8+[.C63]*16+[.B63]*32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4]*1+[.F64]*2+[.E64]*4+[.D64]*8+[.C64]*16+[.B64]*32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5]*1+[.F65]*2+[.E65]*4+[.D65]*8+[.C65]*16+[.B65]*32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6]*1+[.F66]*2+[.E66]*4+[.D66]*8+[.C66]*16+[.B66]*32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7]*1+[.F67]*2+[.E67]*4+[.D67]*8+[.C67]*16+[.B67]*32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8]*1+[.F68]*2+[.E68]*4+[.D68]*8+[.C68]*16+[.B68]*32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69]*1+[.F69]*2+[.E69]*4+[.D69]*8+[.C69]*16+[.B69]*32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0]*1+[.F70]*2+[.E70]*4+[.D70]*8+[.C70]*16+[.B70]*32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1]*1+[.F71]*2+[.E71]*4+[.D71]*8+[.C71]*16+[.B71]*32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2]*1+[.F72]*2+[.E72]*4+[.D72]*8+[.C72]*16+[.B72]*32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3]*1+[.F73]*2+[.E73]*4+[.D73]*8+[.C73]*16+[.B73]*32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4]*1+[.F74]*2+[.E74]*4+[.D74]*8+[.C74]*16+[.B74]*32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5]*1+[.F75]*2+[.E75]*4+[.D75]*8+[.C75]*16+[.B75]*32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6]*1+[.F76]*2+[.E76]*4+[.D76]*8+[.C76]*16+[.B76]*32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7]*1+[.F77]*2+[.E77]*4+[.D77]*8+[.C77]*16+[.B77]*32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8]*1+[.F78]*2+[.E78]*4+[.D78]*8+[.C78]*16+[.B78]*32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79]*1+[.F79]*2+[.E79]*4+[.D79]*8+[.C79]*16+[.B79]*32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0]*1+[.F80]*2+[.E80]*4+[.D80]*8+[.C80]*16+[.B80]*32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1]*1+[.F81]*2+[.E81]*4+[.D81]*8+[.C81]*16+[.B81]*32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2]*1+[.F82]*2+[.E82]*4+[.D82]*8+[.C82]*16+[.B82]*32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3]*1+[.F83]*2+[.E83]*4+[.D83]*8+[.C83]*16+[.B83]*32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4]*1+[.F84]*2+[.E84]*4+[.D84]*8+[.C84]*16+[.B84]*32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5]*1+[.F85]*2+[.E85]*4+[.D85]*8+[.C85]*16+[.B85]*32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6]*1+[.F86]*2+[.E86]*4+[.D86]*8+[.C86]*16+[.B86]*32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7]*1+[.F87]*2+[.E87]*4+[.D87]*8+[.C87]*16+[.B87]*32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8]*1+[.F88]*2+[.E88]*4+[.D88]*8+[.C88]*16+[.B88]*32" office:value-type="float" office:value="34">
            <text:p>34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89]*1+[.F89]*2+[.E89]*4+[.D89]*8+[.C89]*16+[.B89]*32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0]*1+[.F90]*2+[.E90]*4+[.D90]*8+[.C90]*16+[.B90]*32" office:value-type="float" office:value="36">
            <text:p>36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1]*1+[.F91]*2+[.E91]*4+[.D91]*8+[.C91]*16+[.B91]*32" office:value-type="float" office:value="37">
            <text:p>37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2]*1+[.F92]*2+[.E92]*4+[.D92]*8+[.C92]*16+[.B92]*32"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3]*1+[.F93]*2+[.E93]*4+[.D93]*8+[.C93]*16+[.B93]*32" office:value-type="float" office:value="39">
            <text:p>39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4]*1+[.F94]*2+[.E94]*4+[.D94]*8+[.C94]*16+[.B94]*32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5]*1+[.F95]*2+[.E95]*4+[.D95]*8+[.C95]*16+[.B95]*32" office:value-type="float" office:value="41">
            <text:p>4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6]*1+[.F96]*2+[.E96]*4+[.D96]*8+[.C96]*16+[.B96]*32" office:value-type="float" office:value="42">
            <text:p>42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7]*1+[.F97]*2+[.E97]*4+[.D97]*8+[.C97]*16+[.B97]*32" office:value-type="float" office:value="43">
            <text:p>43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8]*1+[.F98]*2+[.E98]*4+[.D98]*8+[.C98]*16+[.B98]*32" office:value-type="float" office:value="44">
            <text:p>44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99]*1+[.F99]*2+[.E99]*4+[.D99]*8+[.C99]*16+[.B99]*32" office:value-type="float" office:value="45">
            <text:p>45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00]*1+[.F100]*2+[.E100]*4+[.D100]*8+[.C100]*16+[.B100]*32" office:value-type="float" office:value="46">
            <text:p>46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01]*1+[.F101]*2+[.E101]*4+[.D101]*8+[.C101]*16+[.B101]*32" office:value-type="float" office:value="47">
            <text:p>47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02]*1+[.F102]*2+[.E102]*4+[.D102]*8+[.C102]*16+[.B102]*32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03]*1+[.F103]*2+[.E103]*4+[.D103]*8+[.C103]*16+[.B103]*32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1001"/>
        </table:table-row>
        <table:table-row table:style-name="ro2">
          <table:table-cell table:formula="of:=[.G104]*1+[.F104]*2+[.E104]*4+[.D104]*8+[.C104]*16+[.B104]*32" office:value-type="float" office:value="50">
            <text:p>5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1010"/>
        </table:table-row>
        <table:table-row table:style-name="ro2">
          <table:table-cell/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1002"/>
        </table:table-row>
        <table:table-row table:style-name="ro2">
          <table:table-cell table:formula="of:=[.G107]*1+[.F107]*2+[.E107]*4+[.D107]*8+[.C107]*16+[.B107]*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formula="of:=[.G108]*1+[.F108]*2+[.E108]*4+[.D108]*8+[.C108]*16+[.B108]*32" office:value-type="float" office:value="50">
            <text:p>50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2" table:number-rows-repeated="1048467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9">09-12-2010</text:date>, <text:time>20:29:2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Hansen</meta:initial-creator>
    <meta:creation-date>2010-12-02T21:51:45</meta:creation-date>
    <dc:date>2010-12-09T20:29:23</dc:date>
    <dc:creator>Jonas Hansen</dc:creator>
    <meta:editing-duration>PT10H26M15S</meta:editing-duration>
    <meta:editing-cycles>7</meta:editing-cycles>
    <meta:generator>OpenOffice.org/3.2$Linux OpenOffice.org_project/320m19$Build-9505</meta:generator>
    <meta:document-statistic meta:table-count="3" meta:cell-count="953" meta:object-count="0"/>
  </office:meta>
</office:document-meta>
</file>